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ny and protagonist, first meeting</text:p>
      <text:p text:style-name="Standard">J: Hiya! You're Mike's father, aren't ya?</text:p>
      <text:p text:style-name="Standard">P: OPTION:</text:p>
      <text:list xml:id="list35349902" text:style-name="L1">
        <text:list-item>
          <text:list>
            <text:list-item>
              <text:list>
                <text:list-item>
                  <text:p text:style-name="P2">Yeah.</text:p>
                </text:list-item>
                <text:list-item>
                  <text:p text:style-name="P2">Who are you?</text:p>
                </text:list-item>
              </text:list>
            </text:list-item>
          </text:list>
        </text:list-item>
      </text:list>
      <text:p text:style-name="Standard">J1: Where's Mikey? I haven't seen him around lately... *1</text:p>
      <text:p text:style-name="Standard">J2: I'm Jenny, from down the block. I'm in the same class as Mike, remember?</text:p>
      <text:p text:style-name="Standard">P2: Sure...</text:p>
      <text:p text:style-name="Standard">J2: Where's Mikey? I haven't seen him around lately... *1</text:p>
      <text:p text:style-name="Standard"/>
      <text:p text:style-name="Standard">*1</text:p>
      <text:p text:style-name="Standard">P: He's uh... He's on vacation, with his mom and sister. Why?</text:p>
      <text:p text:style-name="Standard">J: There's this thing in school we used to talk about, and recently new rumors have been surfacing about it! I really wanna check it out!</text:p>
      <text:p text:style-name="Standard">P: "Thing"?</text:p>
      <text:p text:style-name="Standard">J: Hey, you're a detective, right? You should come investigate!</text:p>
      <text:p text:style-name="Standard">P: What?</text:p>
      <text:p text:style-name="Standard"><text:span text:style-name="T1">J scurries off</text:span> <text:span text:style-name="T1">eastward</text:span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3.5$Windows_x86 LibreOffice_project/dc9775d-05ecbee-0851ad3-1586698-727bf66</meta:generator>
    <dc:date>2012-04-03T15:32:24.33</dc:date>
    <meta:document-statistic meta:table-count="0" meta:image-count="0" meta:object-count="0" meta:page-count="1" meta:paragraph-count="16" meta:word-count="114" meta:character-count="597" meta:non-whitespace-character-count="518"/>
    <meta:user-defined meta:name="Info 1"/>
    <meta:user-defined meta:name="Info 2"/>
    <meta:user-defined meta:name="Info 3"/>
    <meta:user-defined meta:name="Info 4"/>
  </office:meta>
</office:document-meta>
</file>